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rapperFactory.getMethodDeclaration( com . sun . mirror . declaration . MethodDeclaration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perFactory.Wrapp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rapperFactory.getDeclaredType( com . sun . mirror . type . DeclaredType deleg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rapperFactory.getTypeInstance( com . sun . mirror . type . TypeMirror deleg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apperFactory.getAnnotationType( com . sun . mirror . type . AnnotationTyp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ExecutableDeclaration( com . sun . mirror . declaration . ExecutableDeclaration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rapperFactory.getInterfaceDeclaration( com . sun . mirror . declaration . InterfaceDeclaration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perFactory.getDeclaration( com . sun . mirror . declaration . Declaration deleg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apperFactory.getWrapper( Object o , TypesystemElement containingElem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WrapperFactory.getAnnotationTypeElementDeclaration( com . sun . mirror . declaration . AnnotationTypeElement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PrimitiveType( com . sun . mirror . type . PrimitiveTyp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ClassType( com . sun . mirror . type . ClassTyp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TypeVariable( com . sun . mirror . type . TypeVariabl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PackageDeclaration( com . sun . mirror . declaration . Package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MemberDeclaration( com . sun . mirror . declaration . MemberDeclaration deleg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apperFactory.getReferenceType( com . sun . mirror . type . ReferenceType deleg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rapperFactory.getVoidType( com . sun . mirror . type . VoidTyp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AnnotationTypeDeclaration( com . sun . mirror . declaration . AnnotationType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FieldDeclaration( com . sun . mirror . declaration . Field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TypeDeclaration( com . sun . mirror . declaration . TypeDeclaration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rapperFactory.getClassDeclaration( com . sun . mirror . declaration . Class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TypeParameterDeclaration( com . sun . mirror . declaration . TypeParameter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AnnotationValue( com . sun . mirror . declaration . AnnotationValue delegate , AnnotationInstance containing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AnnotationInstance( com . sun . mirror . declaration . AnnotationMirror delegate , TypesystemElement containing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ErrorType( com . sun . mirror . type . DeclaredType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apperFactory.getConstructorDeclaration( com . sun . mirror . declaration . Constructor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rapperFactory.getInterfaceType( com . sun . mirror . type . InterfaceType deleg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rapperFactory.getParameterDeclaration( com . sun . mirror . declaration . ParameterDeclaration deleg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